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0b857e" officeooo:paragraph-rsid="00096a32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bold" officeooo:rsid="001b5d26" officeooo:paragraph-rsid="00096a32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fo:font-weight="normal" officeooo:rsid="00096a32" officeooo:paragraph-rsid="00096a32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Courier New" fo:font-size="10pt" fo:font-weight="bold" officeooo:rsid="000ab729" officeooo:paragraph-rsid="000ab729" style:font-size-asian="8.75pt" style:font-weight-asian="bold" style:font-size-complex="10pt" style:font-weight-complex="bold"/>
    </style:style>
    <style:style style:name="P5" style:family="paragraph" style:parent-style-name="Standard">
      <style:text-properties style:font-name="Courier New" fo:font-size="10pt" fo:font-weight="normal" officeooo:rsid="00096a32" officeooo:paragraph-rsid="000ab729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Courier New" fo:font-size="10pt" fo:font-weight="bold" officeooo:rsid="00096a32" officeooo:paragraph-rsid="00096a32" style:font-size-asian="8.75pt" style:font-weight-asian="bold" style:font-size-complex="10pt" style:font-weight-complex="bold"/>
    </style:style>
    <style:style style:name="P7" style:family="paragraph" style:parent-style-name="Standard">
      <style:text-properties style:font-name="Courier New" fo:font-size="10pt" fo:font-weight="normal" officeooo:rsid="000ab729" officeooo:paragraph-rsid="000ab729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weight="bold" officeooo:rsid="000c3b14" officeooo:paragraph-rsid="000c3b14" style:font-weight-asian="bold" style:font-weight-complex="bold"/>
    </style:style>
    <style:style style:name="T1" style:family="text">
      <style:text-properties officeooo:rsid="001b5d26"/>
    </style:style>
    <style:style style:name="T2" style:family="text">
      <style:text-properties officeooo:rsid="00096a32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officeooo:rsid="000ab729"/>
    </style:style>
    <style:style style:name="T6" style:family="text">
      <style:text-properties style:text-underline-style="none"/>
    </style:style>
    <style:style style:name="T7" style:family="text">
      <style:text-properties style:text-underline-style="dotted" style:text-underline-width="bold" style:text-underline-color="font-color"/>
    </style:style>
    <style:style style:name="T8" style:family="text">
      <style:text-properties style:font-name="Courier New" fo:font-size="10pt" officeooo:rsid="000ab729" style:font-size-asian="8.75pt" style:font-size-complex="10pt"/>
    </style:style>
    <style:style style:name="T9" style:family="text">
      <style:text-properties style:font-name="Courier New" fo:font-size="10pt" style:font-size-asian="8.75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<text:span text:style-name="T1">1</text:span><text:span text:style-name="T2">2</text:span></text:p>
      <text:p text:style-name="P1">Tema 4. Transformación Modelo Relacional</text:p>
      <text:p text:style-name="P1">Curso 25/26</text:p>
      <text:p text:style-name="P1">Adrián Campos Espejo</text:p>
      <text:p text:style-name="P1"/>
      <text:p text:style-name="P2">1. Regla de transformacion de entidades y atributos</text:p>
      <text:p text:style-name="P2"/>
      <text:p text:style-name="P3">Moto (<text:span text:style-name="T3">#id</text:span>, <text:span text:style-name="T4">matricula</text:span>, modelo, antigüedad, cilindrada, marca)</text:p>
      <text:p text:style-name="P3">Repartidor (<text:span text:style-name="T3">#id</text:span>, nombre, apellidos, <text:span text:style-name="T4">dni</text:span>, <text:span text:style-name="T4">email</text:span>, fecha_nacimiento, edad-d)</text:p>
      <text:p text:style-name="P3">Clientes (<text:span text:style-name="T3">#id</text:span>, telefono, nombre, apellidos)</text:p>
      <text:p text:style-name="P3">Pedido (<text:span text:style-name="T3">#id</text:span>)</text:p>
      <text:p text:style-name="P3">Producto (<text:span text:style-name="T3">#id</text:span>, precio, descripcion, categoria)</text:p>
      <text:p text:style-name="P3"/>
      <text:p text:style-name="P4">2. Regla de transformacion atributos multivaluados</text:p>
      <text:p text:style-name="P3"/>
      <text:p text:style-name="P5">Moto (<text:span text:style-name="T3">#id</text:span>, <text:span text:style-name="T4">matricula</text:span>, modelo, antigüedad, cilindrada, marca)</text:p>
      <text:p text:style-name="P5">Repartidor (<text:span text:style-name="T3">#id</text:span>, nombre, apellidos, <text:span text:style-name="T4">dni</text:span>, <text:span text:style-name="T4">email</text:span>, fecha_nacimiento, edad-d)</text:p>
      <text:p text:style-name="P5">Clientes (<text:span text:style-name="T3">#id</text:span>, telefono, nombre, apellidos)</text:p>
      <text:p text:style-name="P5">Pedido (<text:span text:style-name="T3">#id</text:span>)</text:p>
      <text:p text:style-name="P5">Producto (<text:span text:style-name="T3">#id</text:span>, precio, descripcion, categoria)</text:p>
      <text:p text:style-name="P5"/>
      <text:p text:style-name="P5"><text:span text:style-name="T5">t</text:span>elefonos<text:span text:style-name="T5">_repartidores</text:span> (<text:span text:style-name="T3">#repartidor_id, #telefonos</text:span>)</text:p>
      <text:p text:style-name="P5"><text:tab/><text:span text:style-name="T5">repartidor_id → Repartidor </text:span>(Not Null, M:R, B:<text:span text:style-name="T5">C</text:span>)</text:p>
      <text:p text:style-name="P5"/>
      <text:p text:style-name="P5"><text:span text:style-name="T5">d</text:span>ireccion_envio (<text:span text:style-name="T3">#clientes_id, #direccion</text:span>)</text:p>
      <text:p text:style-name="P5"><text:tab/><text:span text:style-name="T5">clientes_id → Clientes </text:span>(Not Null, M:R, B:<text:span text:style-name="T5">C</text:span>)</text:p>
      <text:p text:style-name="P3"/>
      <text:p text:style-name="P6"><text:span text:style-name="T5">3</text:span>. Regla de transformacion de 1:N</text:p>
      <text:p text:style-name="P3"/>
      <text:p text:style-name="P3">Moto (<text:span text:style-name="T3">#id</text:span>, <text:span text:style-name="T4">matricula</text:span>, modelo, antigüedad, cilindrada, marca)</text:p>
      <text:p text:style-name="P3">Repartidor (<text:span text:style-name="T3">#id</text:span>, nombre, apellidos, <text:span text:style-name="T4">dni</text:span>, <text:span text:style-name="T4">email</text:span>, fecha_nacimiento, edad-d)</text:p>
      <text:p text:style-name="P3">Clientes (<text:span text:style-name="T3">#id</text:span>, telefono, nombre, apellidos)</text:p>
      <text:p text:style-name="P3"/>
      <text:p text:style-name="P5"><text:span text:style-name="T5">t</text:span>elefonos<text:span text:style-name="T5">_repartidores</text:span> (<text:span text:style-name="T3">#repartidor_id, #telefonos</text:span>)</text:p>
      <text:p text:style-name="P5"><text:tab/><text:span text:style-name="T5">repartidor_id → Repartidor </text:span>(Not Null, M:R, B:<text:span text:style-name="T5">C</text:span>)</text:p>
      <text:p text:style-name="P5"/>
      <text:p text:style-name="P5"><text:span text:style-name="T5">d</text:span>ireccion_envio (<text:span text:style-name="T3">#clientes_id, #direccion</text:span>)</text:p>
      <text:p text:style-name="P5"><text:tab/><text:span text:style-name="T5">clientes_id → Clientes </text:span>(Not Null, M:R, B:<text:span text:style-name="T5">C</text:span>)</text:p>
      <text:p text:style-name="P3"/>
      <text:p text:style-name="P3">Producto (<text:span text:style-name="T3">#id</text:span>, precio, descripcion, categoria)</text:p>
      <text:p text:style-name="P3"/>
      <text:p text:style-name="P3">Pedido (<text:span text:style-name="T3">#id</text:span><text:span text:style-name="T6">, hora, importe, fecha, clientes_id</text:span>)</text:p>
      <text:p text:style-name="P3"><text:tab/>cliente_id → Clientes (Not Null, M:R, B:R)</text:p>
      <text:p text:style-name="P3"/>
      <text:p text:style-name="P6"><text:span text:style-name="T5">4</text:span>. Regla de transformacion de M:N</text:p>
      <text:p text:style-name="P3"/>
      <text:p text:style-name="P3">Moto (<text:span text:style-name="T3">#id</text:span>, <text:span text:style-name="T4">matricula</text:span>, modelo, antigüedad, cilindrada, marca)</text:p>
      <text:p text:style-name="P3">Repartidor (<text:span text:style-name="T3">#id</text:span>, nombre, apellidos, <text:span text:style-name="T4">dni</text:span>, <text:span text:style-name="T4">email</text:span>, fecha_nacimiento, edad-d)</text:p>
      <text:p text:style-name="P3">Clientes (<text:span text:style-name="T3">#id</text:span>, telefono, nombre, apellidos)</text:p>
      <text:p text:style-name="P3"/>
      <text:p text:style-name="P5"><text:span text:style-name="T5">t</text:span>elefonos<text:span text:style-name="T5">_repartidores</text:span> (<text:span text:style-name="T3">#repartidor_id, #telefonos</text:span>)</text:p>
      <text:p text:style-name="P5"><text:tab/><text:span text:style-name="T5">repartidor_id → Repartidor </text:span>(Not Null, M:R, B:<text:span text:style-name="T5">C</text:span>)</text:p>
      <text:p text:style-name="P5"/>
      <text:p text:style-name="P5"><text:span text:style-name="T5">d</text:span>ireccion_envio (<text:span text:style-name="T3">#clientes_id, #direccion</text:span>)</text:p>
      <text:p text:style-name="P5"><text:tab/><text:span text:style-name="T5">clientes_id → Clientes </text:span>(Not Null, M:R, B:<text:span text:style-name="T5">C</text:span>)</text:p>
      <text:p text:style-name="P3"/>
      <text:p text:style-name="P3">Producto (<text:span text:style-name="T3">#id</text:span>, precio, descripcion, categoria)</text:p>
      <text:p text:style-name="P3"/>
      <text:p text:style-name="P3">Pedido (<text:span text:style-name="T3">#id</text:span><text:span text:style-name="T6">, hora, importe, fecha, clientes_id</text:span>)</text:p>
      <text:p text:style-name="P3"><text:tab/>cliente_id → Clientes (Not Null, M:R, B:R)</text:p>
      <text:p text:style-name="P3"/>
      <text:p text:style-name="P3">pedido_producto (<text:span text:style-name="T3">#pedido_id, #producto_id</text:span>, cantidad, precio)</text:p>
      <text:p text:style-name="P3"><text:tab/>pedido_id → Pedido (Not Null, M:R, B:R)</text:p>
      <text:p text:style-name="P3"><text:tab/>producto_id → Producto (Not Null, M:R, B:R)</text:p>
      <text:p text:style-name="P3"><text:soft-page-break/></text:p>
      <text:p text:style-name="P3"/>
      <text:p text:style-name="P6"><text:span text:style-name="T5">5</text:span>. Regla de transformacion de 1:1:M</text:p>
      <text:p text:style-name="P3"/>
      <text:p text:style-name="P3">Moto (<text:span text:style-name="T3">#id</text:span>, <text:span text:style-name="T4">matricula</text:span>, modelo, antigüedad, cilindrada, marca)</text:p>
      <text:p text:style-name="P3">Repartidor (<text:span text:style-name="T3">#id</text:span>, nombre, apellidos, <text:span text:style-name="T4">dni</text:span>, <text:span text:style-name="T4">email</text:span>, fecha_nacimiento, edad-d)</text:p>
      <text:p text:style-name="P3">Clientes (<text:span text:style-name="T3">#id</text:span>, telefono, nombre, apellidos)</text:p>
      <text:p text:style-name="P3"/>
      <text:p text:style-name="P5"><text:span text:style-name="T5">t</text:span>elefonos<text:span text:style-name="T5">_repartidores</text:span> (<text:span text:style-name="T3">#repartidor_id, #telefonos</text:span>)</text:p>
      <text:p text:style-name="P5"><text:tab/><text:span text:style-name="T5">repartidor_id → Repartidor </text:span>(Not Null, M:R, B:<text:span text:style-name="T5">C</text:span>)</text:p>
      <text:p text:style-name="P5"/>
      <text:p text:style-name="P5"><text:span text:style-name="T5">d</text:span>ireccion_envio (<text:span text:style-name="T3">#clientes_id, #direccion</text:span>)</text:p>
      <text:p text:style-name="P5"><text:tab/><text:span text:style-name="T5">clientes_id → Clientes </text:span>(Not Null, M:R, B:<text:span text:style-name="T5">C</text:span>)</text:p>
      <text:p text:style-name="P3"/>
      <text:p text:style-name="P3">Producto (<text:span text:style-name="T3">#id</text:span>, precio, descripcion, categoria)</text:p>
      <text:p text:style-name="P3"/>
      <text:p text:style-name="P3">Pedido (<text:span text:style-name="T3">#id</text:span><text:span text:style-name="T6">, hora, importe, fecha, clientes_id</text:span>)</text:p>
      <text:p text:style-name="P3"><text:tab/>cliente_id → Clientes (Not Null, M:R, B:R)</text:p>
      <text:p text:style-name="P3"/>
      <text:p text:style-name="P3">pedido_producto (<text:span text:style-name="T3">#pedido_id, #producto_id</text:span>, cantidad, precio)</text:p>
      <text:p text:style-name="P3"><text:tab/>pedido_id → Pedido (Not Null, M:R, B:R)</text:p>
      <text:p text:style-name="P3"><text:tab/>producto_id → Producto (Not Null, M:R, B:R)</text:p>
      <text:p text:style-name="P3"/>
      <text:p text:style-name="P7">entrega (<text:span text:style-name="T3">#pedido_id, #repartidor_id</text:span>, <text:span text:style-name="T7">moto_id</text:span>, distancia_recorrida, tiempo_transcurrido)</text:p>
      <text:p text:style-name="P7"><text:tab/>pedido_id → Pedido <text:span text:style-name="T2">(Not Null, M:R, B:R)</text:span></text:p>
      <text:p text:style-name="P7"><text:tab/>repartidor_id → Repartidor <text:span text:style-name="T2">(Not Null, M:R, B:R)</text:span></text:p>
      <text:p text:style-name="P7"><text:tab/>moto_id → Moto <text:span text:style-name="T2">(Not Null, M:R, B:R)</text:span></text:p>
      <text:p text:style-name="P7"/>
      <text:p text:style-name="P8"><text:span text:style-name="T8">6. </text:span><text:span text:style-name="T9">Modelo Relacional Definitivo</text:span></text:p>
      <text:p text:style-name="P7"/>
      <text:p text:style-name="P5">Moto (<text:span text:style-name="T3">#id</text:span>, <text:span text:style-name="T4">matricula</text:span>, modelo, antigüedad, cilindrada, marca)</text:p>
      <text:p text:style-name="P5">Repartidor (<text:span text:style-name="T3">#id</text:span>, nombre, apellidos, <text:span text:style-name="T4">dni</text:span>, <text:span text:style-name="T4">email</text:span>, fecha_nacimiento, edad-d)</text:p>
      <text:p text:style-name="P5">Clientes (<text:span text:style-name="T3">#id</text:span>, <text:span text:style-name="T4">telefono</text:span>, nombre, apellidos)</text:p>
      <text:p text:style-name="P5"/>
      <text:p text:style-name="P5"><text:span text:style-name="T5">t</text:span>elefonos<text:span text:style-name="T5">_repartidores</text:span> (<text:span text:style-name="T3">#repartidor_id, #telefonos</text:span>)</text:p>
      <text:p text:style-name="P5"><text:tab/><text:span text:style-name="T5">repartidor_id → Repartidor </text:span>(Not Null, M:R, B:<text:span text:style-name="T5">C</text:span>)</text:p>
      <text:p text:style-name="P5"/>
      <text:p text:style-name="P5"><text:span text:style-name="T5">d</text:span>ireccion_envio (<text:span text:style-name="T3">#clientes_id, #direccion</text:span>)</text:p>
      <text:p text:style-name="P5"><text:tab/><text:span text:style-name="T5">clientes_id → Clientes </text:span>(Not Null, M:R, B:<text:span text:style-name="T5">C</text:span>)</text:p>
      <text:p text:style-name="P5"/>
      <text:p text:style-name="P5">Producto (<text:span text:style-name="T3">#id</text:span>, precio, descripcion, categoria)</text:p>
      <text:p text:style-name="P5"/>
      <text:p text:style-name="P5">Pedido (<text:span text:style-name="T3">#id</text:span><text:span text:style-name="T6">, hora, importe, fecha, </text:span><text:span text:style-name="T7">clientes_id</text:span>)</text:p>
      <text:p text:style-name="P5"><text:tab/>cliente_id → Clientes (Not Null, M:R, B:R)</text:p>
      <text:p text:style-name="P5"/>
      <text:p text:style-name="P5">pedido_producto (<text:span text:style-name="T3">#pedido_id, #producto_id</text:span>, cantidad, precio)</text:p>
      <text:p text:style-name="P5"><text:tab/>pedido_id → Pedido (Not Null, M:R, B:R)</text:p>
      <text:p text:style-name="P5"><text:tab/>producto_id → Producto (Not Null, M:R, B:R)</text:p>
      <text:p text:style-name="P5"/>
      <text:p text:style-name="P7">entrega (<text:span text:style-name="T3">#pedido_id, #repartidor_id</text:span>, <text:span text:style-name="T7">moto_id</text:span>, distancia_recorrida, tiempo_transcurrido)</text:p>
      <text:p text:style-name="P7"><text:tab/>pedido_id → Pedido <text:span text:style-name="T2">(Not Null, M:R, B:R)</text:span></text:p>
      <text:p text:style-name="P7"><text:tab/>repartidor_id → Repartidor <text:span text:style-name="T2">(Not Null, M:R, B:R)</text:span></text:p>
      <text:p text:style-name="P7"><text:tab/>moto_id → Moto <text:span text:style-name="T2">(Not Null, M:R, B:R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08:39:40.641342400</meta:creation-date>
    <dc:date>2025-11-26T09:07:32.105074300</dc:date>
    <meta:editing-duration>PT5M47S</meta:editing-duration>
    <meta:editing-cycles>1</meta:editing-cycles>
    <meta:document-statistic meta:table-count="0" meta:image-count="0" meta:object-count="0" meta:page-count="2" meta:paragraph-count="81" meta:word-count="465" meta:character-count="3813" meta:non-whitespace-character-count="3403"/>
    <meta:generator>LibreOffice/25.8.2.2$Windows_X86_64 LibreOffice_project/d401f2107ccab8f924a8e2df40f573aab7605b6f</meta:generator>
  </office:meta>
</office:document-meta>
</file>